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18368f" officeooo:paragraph-rsid="0018368f"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4pt" fo:font-weight="normal" officeooo:rsid="0018368f" officeooo:paragraph-rsid="0018368f" style:font-size-asian="12.25pt" style:font-weight-asian="normal" style:font-size-complex="14pt" style:font-weight-complex="normal"/>
    </style:style>
    <style:style style:name="T1" style:family="text">
      <style:text-properties officeooo:rsid="0018d7c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P4</text:p>
      <text:p text:style-name="P1"/>
      <text:p text:style-name="P2"><text:tab/>Cette séance a été perturbé par l’oral de mi-projet. Ainsi, j’ai passer la première partie de cours a essayé de faire fonctionner mes codes sur écran provisoire et une carte provisoire car nous avons pas reçu notre matériel.</text:p>
      <text:p text:style-name="P2"><text:tab/>Par conséquent, j’ai trouvé quel écran j’avais et tenté de le faire fonctionner : <text:span text:style-name="T1">Cela à commencé par téléchargé les bibliothèques nécessaire, trouvé les codes exemples, branchés l’écran avec la carte Esp32(Cela demande pas mal de recherches), et enfin tenté de faire fonctionné mes codes sur ce matériel provisoires.</text:span> Cela a été perturbé par mon <text:span text:style-name="T1">A</text:span>rduino, qui a eu du mal à fonctionné.</text:p>
      <text:p text:style-name="P2"/>
      <text:p text:style-name="P2"><text:tab/>Ensuite nous sommes passés à l’oral et nous avons présenté notre projet et nos avancés.</text:p>
      <text:p text:style-name="P2"/>
      <text:p text:style-name="P2"><text:tab/>Pour finir la séance, j’ai complété les codes, et aider à mettre en place le capteur cardiaque en dénudant certain fils, vérifiant son fonctionnement.... Maintenant, il est nécessaire à notre avancé d’avoir le matériel afin de vérifier les codes et commencer à créer physiquement la mont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1T16:32:15.096000000</meta:creation-date>
    <dc:date>2024-01-21T16:47:53.881000000</dc:date>
    <meta:editing-duration>PT15M39S</meta:editing-duration>
    <meta:editing-cycles>2</meta:editing-cycles>
    <meta:generator>LibreOffice/7.4.0.3$Windows_X86_64 LibreOffice_project/f85e47c08ddd19c015c0114a68350214f7066f5a</meta:generator>
    <meta:document-statistic meta:table-count="0" meta:image-count="0" meta:object-count="0" meta:page-count="1" meta:paragraph-count="5" meta:word-count="163" meta:character-count="992" meta:non-whitespace-character-count="830"/>
  </office:meta>
</office:document-meta>
</file>